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702B3D5F7A7A91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6600" draw:marker-end="Arrow" draw:marker-end-width="0.3cm" draw:fill="none" draw:textarea-horizontal-align="center" draw:textarea-vertical-align="bottom" fo:padding-top="0cm" fo:padding-bottom="0.635cm"/>
    </style:style>
    <style:style style:name="gr3" style:family="graphic" style:parent-style-name="objectwithoutfill" style:list-style-name="L1">
      <style:graphic-properties svg:stroke-color="#ff6600" draw:marker-start="Arrow" draw:marker-end="" draw:marker-end-width="0.3cm" draw:fill="none" draw:textarea-horizontal-align="center" draw:textarea-vertical-align="bottom" fo:padding-top="0cm" fo:padding-bottom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373cm" svg:height="19.779cm" svg:x="-1.667cm" svg:y="2.397cm">
          <draw:image xlink:href="Pictures/100002010000032000000258702B3D5F7A7A9128.png" xlink:type="simple" xlink:show="embed" xlink:actuate="onLoad">
            <text:p/>
          </draw:image>
        </draw:frame>
        <draw:line draw:style-name="gr2" draw:text-style-name="P3" draw:layer="layout" svg:x1="5.572cm" svg:y1="10.652cm" svg:x2="7.985cm" svg:y2="12.303cm">
          <text:p text:style-name="P2"><text:span text:style-name="T1">State</text:span></text:p>
        </draw:line>
        <draw:line draw:style-name="gr2" draw:text-style-name="P3" draw:layer="layout" svg:x1="2.27cm" svg:y1="12.43cm" svg:x2="6.461cm" svg:y2="12.811cm">
          <text:p text:style-name="P2"><text:span text:style-name="T1">Indicates Initial State</text:span></text:p>
        </draw:line>
        <draw:line draw:style-name="gr2" draw:text-style-name="P3" draw:layer="layout" svg:x1="5.318cm" svg:y1="16.875cm" svg:x2="7.858cm" svg:y2="14.97cm">
          <text:p text:style-name="P2"><text:span text:style-name="T1">Transition</text:span></text:p>
        </draw:line>
        <draw:line draw:style-name="gr2" draw:text-style-name="P3" draw:layer="layout" svg:x1="5.699cm" svg:y1="5.699cm" svg:x2="10.271cm" svg:y2="10.906cm">
          <text:p text:style-name="P2"><text:span text:style-name="T1">Character from input alphabet</text:span></text:p>
        </draw:line>
        <draw:line draw:style-name="gr3" draw:text-style-name="P4" draw:layer="layout" svg:x1="13.446cm" svg:y1="12.811cm" svg:x2="16.239cm" svg:y2="12.428cm">
          <text:p text:style-name="P2"><text:span text:style-name="T1">Final State</text:span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0:59:54.712963845</meta:creation-date>
    <dc:date>2017-05-09T11:12:11.507619765</dc:date>
    <meta:editing-duration>PT1M54S</meta:editing-duration>
    <meta:editing-cycles>1</meta:editing-cycles>
    <meta:document-statistic meta:object-count="6"/>
    <meta:generator>LibreOffice/5.1.6.2$Linux_X86_64 LibreOffice_project/10m0$Build-2</meta:generator>
  </office:meta>
</office:document-meta>
</file>